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42AE19F0DC0814C3.jpg" manifest:media-type="image/jpeg"/>
  <manifest:file-entry manifest:full-path="Pictures/10000000000001F4000001F4A0CC793DE1F4E234.jpg" manifest:media-type="image/jpeg"/>
  <manifest:file-entry manifest:full-path="Pictures/10000000000001F4000001F4A32406A4E4A048B5.jpg" manifest:media-type="image/jpeg"/>
  <manifest:file-entry manifest:full-path="Pictures/10000000000001F4000001F4C215AC60C2E30F66.jpg" manifest:media-type="image/jpeg"/>
  <manifest:file-entry manifest:full-path="Pictures/10000000000001F4000001F48712CF4DC5C41AD3.jpg" manifest:media-type="image/jpeg"/>
  <manifest:file-entry manifest:full-path="Pictures/10000000000001F4000001F44BAEA14E72EDDEA1.jpg" manifest:media-type="image/jpeg"/>
  <manifest:file-entry manifest:full-path="Pictures/10000000000001F4000001F4B253C423EC26D850.jpg" manifest:media-type="image/jpeg"/>
  <manifest:file-entry manifest:full-path="Pictures/10000000000001F4000001F49B76AD30FE09F792.jpg" manifest:media-type="image/jpeg"/>
  <manifest:file-entry manifest:full-path="Pictures/10000000000001F4000001F446CFA62A390EBDA7.jpg" manifest:media-type="image/jpeg"/>
  <manifest:file-entry manifest:full-path="Pictures/10000000000001F4000001F407DFF287BBD416D8.jpg" manifest:media-type="image/jpeg"/>
  <manifest:file-entry manifest:full-path="Pictures/10000000000001F4000001F4B6694BFC24AFCE57.jpg" manifest:media-type="image/jpeg"/>
  <manifest:file-entry manifest:full-path="Pictures/10000000000001F4000001F4F622D0257CF6B0C5.jpg" manifest:media-type="image/jpeg"/>
  <manifest:file-entry manifest:full-path="Pictures/10000000000001F4000001F4FF50C00F5E11F518.jpg" manifest:media-type="image/jpeg"/>
  <manifest:file-entry manifest:full-path="Pictures/10000000000001F4000001F4084B3D5C0274CF8B.jpg" manifest:media-type="image/jpeg"/>
  <manifest:file-entry manifest:full-path="Pictures/10000000000001F4000001F47CD3D80EA4CCFBBE.jpg" manifest:media-type="image/jpeg"/>
  <manifest:file-entry manifest:full-path="Pictures/10000000000001F4000001F4340AE9BE1309D035.jpg" manifest:media-type="image/jpeg"/>
  <manifest:file-entry manifest:full-path="Pictures/10000000000001F4000001F4F8889E11BA6BC569.jpg" manifest:media-type="image/jpeg"/>
  <manifest:file-entry manifest:full-path="Pictures/10000000000001F4000001F4E27F68F4C6B8BD55.jpg" manifest:media-type="image/jpeg"/>
  <manifest:file-entry manifest:full-path="Pictures/10000000000001F4000001F4105FC3FC3211E856.jpg" manifest:media-type="image/jpeg"/>
  <manifest:file-entry manifest:full-path="Pictures/10000000000001F4000001F4AA6677DC29914C7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489cm" svg:height="2.489cm" svg:x="1.93cm" svg:y="2.794cm">
          <draw:image xlink:href="Pictures/10000000000001F4000001F4A32406A4E4A048B5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12.093cm" svg:y="2.8cm">
          <draw:image xlink:href="Pictures/10000000000001F4000001F4C215AC60C2E30F66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7.013cm" svg:y="2.8cm">
          <draw:image xlink:href="Pictures/10000000000001F4000001F48712CF4DC5C41AD3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17.173cm" svg:y="2.8cm">
          <draw:image xlink:href="Pictures/10000000000001F4000001F4FF50C00F5E11F518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.93cm" svg:y="8.204cm">
          <draw:image xlink:href="Pictures/10000000000001F4000001F44BAEA14E72EDDEA1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09cm" svg:y="8.204cm">
          <draw:image xlink:href="Pictures/10000000000001F4000001F4B6694BFC24AFCE57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01cm" svg:y="8.204cm">
          <draw:image xlink:href="Pictures/10000000000001F4000001F4B253C423EC26D850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17cm" svg:y="8.204cm">
          <draw:image xlink:href="Pictures/10000000000001F4000001F4084B3D5C0274CF8B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.93cm" svg:y="13.589cm">
          <draw:image xlink:href="Pictures/10000000000001F4000001F4340AE9BE1309D035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09cm" svg:y="13.589cm">
          <draw:image xlink:href="Pictures/10000000000001F4000001F49B76AD30FE09F792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01cm" svg:y="13.589cm">
          <draw:image xlink:href="Pictures/10000000000001F4000001F4F8889E11BA6BC569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17cm" svg:y="13.589cm">
          <draw:image xlink:href="Pictures/10000000000001F4000001F4E27F68F4C6B8BD55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.93cm" svg:y="18.999cm">
          <draw:image xlink:href="Pictures/10000000000001F4000001F4AA6677DC29914C76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09cm" svg:y="18.999cm">
          <draw:image xlink:href="Pictures/10000000000001F4000001F4F622D0257CF6B0C5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01cm" svg:y="18.999cm">
          <draw:image xlink:href="Pictures/10000000000001F4000001F4A0CC793DE1F4E234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17cm" svg:y="18.999cm">
          <draw:image xlink:href="Pictures/10000000000001F4000001F407DFF287BBD416D8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.93cm" svg:y="24.384cm">
          <draw:image xlink:href="Pictures/10000000000001F4000001F442AE19F0DC0814C3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09cm" svg:y="24.384cm">
          <draw:image xlink:href="Pictures/10000000000001F4000001F4105FC3FC3211E856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01cm" svg:y="24.384cm">
          <draw:image xlink:href="Pictures/10000000000001F4000001F47CD3D80EA4CCFBBE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17cm" svg:y="24.384cm">
          <draw:image xlink:href="Pictures/10000000000001F4000001F446CFA62A390EBDA7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31T04:05:59.882089758</meta:creation-date>
    <dc:date>2025-02-11T19:48:02.319564814</dc:date>
    <meta:editing-duration>PT13H3M34S</meta:editing-duration>
    <meta:editing-cycles>17</meta:editing-cycles>
    <meta:generator>LibreOffice/6.4.7.2$Linux_X86_64 LibreOffice_project/40$Build-2</meta:generator>
    <meta:print-date>2025-01-28T11:32:22.080689215</meta:print-date>
    <meta:document-statistic meta:object-count="20"/>
  </office:meta>
</office:document-meta>
</file>